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DeclarationImpl.getFiel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ypeDeclarationImpl.getQualifi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claration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clarationImpl.ge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clarationImpl.getNested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ypeDeclarationImpl.getSuperinterfa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ypeDeclarationImpl.TypeDeclarationImpl( com . sun . mirror . declaration . TypeDeclara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clarationImpl.getMetho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